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0.1581">
            <text:p>90.158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7765">
            <text:p>96.776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5.8445">
            <text:p>95.84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6947">
            <text:p>97.694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0556">
            <text:p>97.0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18">
            <text:p>97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9188">
            <text:p>96.918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167">
            <text:p>99.2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733">
            <text:p>97.8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5895">
            <text:p>96.589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7583">
            <text:p>96.7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492">
            <text:p>97.549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6072">
            <text:p>95.6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2255">
            <text:p>97.225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9.15">
            <text:p>99.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3846">
            <text:p>98.3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4482">
            <text:p>98.44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7143">
            <text:p>98.714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8022">
            <text:p>96.802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8.5467">
            <text:p>98.5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176">
            <text:p>97.1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5.988">
            <text:p>95.98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114">
            <text:p>96.61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1147">
            <text:p>97.114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8.1022">
            <text:p>98.102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3095">
            <text:p>97.30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733">
            <text:p>97.8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7111">
            <text:p>95.7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9989">
            <text:p>96.998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.2158">
            <text:p>98.215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0615">
            <text:p>96.061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3143">
            <text:p>96.3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4052">
            <text:p>97.405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6.8615">
            <text:p>96.8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0189">
            <text:p>97.018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5.4625">
            <text:p>95.4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333">
            <text:p>97.433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6343">
            <text:p>96.634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2385">
            <text:p>99.2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7173">
            <text:p>96.717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18">
            <text:p>97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6412">
            <text:p>95.6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1737">
            <text:p>98.17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8111">
            <text:p>96.8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9971">
            <text:p>96.9971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757">
            <text:p>97.275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4929">
            <text:p>98.4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733">
            <text:p>97.8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8196">
            <text:p>97.819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765">
            <text:p>98.07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5438">
            <text:p>98.5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731">
            <text:p>97.273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7318">
            <text:p>98.73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6235">
            <text:p>96.623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7.9813">
            <text:p>97.981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625">
            <text:p>96.6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192">
            <text:p>97.1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322">
            <text:p>97.43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9387">
            <text:p>97.938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5273">
            <text:p>96.5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8333">
            <text:p>95.8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7931">
            <text:p>96.793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1733">
            <text:p>97.1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966">
            <text:p>97.796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375">
            <text:p>96.6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0412">
            <text:p>98.0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3067">
            <text:p>96.306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8.6167">
            <text:p>98.61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1952">
            <text:p>99.195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572">
            <text:p>97.057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536">
            <text:p>96.65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4462">
            <text:p>98.4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8409">
            <text:p>97.84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4375">
            <text:p>95.4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72">
            <text:p>96.7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263">
            <text:p>99.226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3727">
            <text:p>97.372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1767">
            <text:p>96.17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1889">
            <text:p>99.1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53">
            <text:p>97.5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5467">
            <text:p>98.5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9385">
            <text:p>96.9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5467">
            <text:p>98.5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625">
            <text:p>96.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176">
            <text:p>97.1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6667">
            <text:p>96.66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8633">
            <text:p>95.863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4.8688">
            <text:p>94.86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6737">
            <text:p>98.67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3783">
            <text:p>97.378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2659">
            <text:p>96.265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6.6334">
            <text:p>96.63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3313">
            <text:p>97.3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389">
            <text:p>97.5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3438">
            <text:p>97.3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867">
            <text:p>97.8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118">
            <text:p>98.61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4353">
            <text:p>97.4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1867">
            <text:p>97.1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3286">
            <text:p>96.3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0037">
            <text:p>97.003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18">
            <text:p>97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3833">
            <text:p>96.38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1316">
            <text:p>97.1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5185">
            <text:p>97.5185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7.8773">
            <text:p>97.87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5482">
            <text:p>96.54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6875">
            <text:p>96.68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17">
            <text:p>96.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737">
            <text:p>98.67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4643">
            <text:p>98.4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475">
            <text:p>95.4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231">
            <text:p>99.2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3">
            <text:p>97.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371">
            <text:p>97.737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188">
            <text:p>98.6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0368">
            <text:p>96.036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467">
            <text:p>98.5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4.8286">
            <text:p>94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575">
            <text:p>96.5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8765">
            <text:p>96.87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5643">
            <text:p>95.5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7143">
            <text:p>97.7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683">
            <text:p>96.68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6.7049">
            <text:p>96.704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8.6167">
            <text:p>98.61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6334">
            <text:p>96.63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7308">
            <text:p>97.7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26">
            <text:p>95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225">
            <text:p>96.92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21">
            <text:p>96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733">
            <text:p>97.1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14">
            <text:p>99.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809">
            <text:p>97.280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643">
            <text:p>98.4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168">
            <text:p>97.16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98">
            <text:p>96.9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4706">
            <text:p>97.4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185">
            <text:p>98.18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775">
            <text:p>97.47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1154">
            <text:p>96.1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08">
            <text:p>97.20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7953">
            <text:p>97.795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9.175">
            <text:p>99.1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191">
            <text:p>97.3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0344">
            <text:p>97.034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202">
            <text:p>96.20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7.8053">
            <text:p>97.805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6.6708">
            <text:p>96.670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2917">
            <text:p>98.2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85">
            <text:p>96.8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231">
            <text:p>97.6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25">
            <text:p>96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85">
            <text:p>96.8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625">
            <text:p>95.6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579">
            <text:p>96.5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9826">
            <text:p>96.982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695">
            <text:p>97.69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17">
            <text:p>96.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5025">
            <text:p>98.502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5909">
            <text:p>95.5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0846">
            <text:p>96.084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9044">
            <text:p>97.904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4786">
            <text:p>98.4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6077">
            <text:p>97.6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09">
            <text:p>98.0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685">
            <text:p>95.68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4343">
            <text:p>96.4343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7.0643">
            <text:p>97.064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185">
            <text:p>97.318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5.3278">
            <text:p>95.3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173">
            <text:p>97.817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2667">
            <text:p>98.266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8">
            <text:p>97.5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8692">
            <text:p>96.869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685">
            <text:p>95.68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0647">
            <text:p>98.0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0.8167">
            <text:p>90.8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4739">
            <text:p>97.473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9519">
            <text:p>96.951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3893">
            <text:p>97.389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4393">
            <text:p>97.439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68">
            <text:p>97.6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174">
            <text:p>98.17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9.2059">
            <text:p>99.2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4375">
            <text:p>95.4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1842">
            <text:p>98.184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195">
            <text:p>97.219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05">
            <text:p>97.0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05">
            <text:p>96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3583">
            <text:p>98.3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26">
            <text:p>95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6808">
            <text:p>95.680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406">
            <text:p>97.40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383">
            <text:p>98.338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6.9231">
            <text:p>96.9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6539">
            <text:p>97.653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628">
            <text:p>97.62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5636">
            <text:p>95.56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5236">
            <text:p>97.523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949">
            <text:p>97.394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5.9864">
            <text:p>95.98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636">
            <text:p>99.2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8903">
            <text:p>98.890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8067">
            <text:p>97.8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6917">
            <text:p>96.6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796">
            <text:p>97.879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0643">
            <text:p>97.0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9913">
            <text:p>96.991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0292">
            <text:p>97.029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8302">
            <text:p>96.830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0555">
            <text:p>97.0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6792">
            <text:p>96.679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8.0818">
            <text:p>98.081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964">
            <text:p>98.096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2577">
            <text:p>97.25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3286">
            <text:p>96.3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385">
            <text:p>99.2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889">
            <text:p>99.1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0813">
            <text:p>96.0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16">
            <text:p>96.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6421">
            <text:p>98.64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2531">
            <text:p>98.25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563">
            <text:p>97.3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462">
            <text:p>96.84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3">
            <text:p>96.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647">
            <text:p>96.8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9947">
            <text:p>95.994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2161">
            <text:p>97.2161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0417">
            <text:p>95.0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1154">
            <text:p>96.115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4.4765">
            <text:p>94.47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0522">
            <text:p>97.05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1615">
            <text:p>96.1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5917">
            <text:p>96.59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1449">
            <text:p>97.144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8267">
            <text:p>95.8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4189">
            <text:p>96.4189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137">
            <text:p>97.213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8.0892">
            <text:p>98.089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18">
            <text:p>97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1367">
            <text:p>96.13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75">
            <text:p>98.7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727">
            <text:p>97.372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887">
            <text:p>97.8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385">
            <text:p>97.6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5267">
            <text:p>96.5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415">
            <text:p>97.241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214">
            <text:p>98.5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1556">
            <text:p>98.1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3286">
            <text:p>96.3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974">
            <text:p>96.797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7.2813">
            <text:p>97.2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8567">
            <text:p>96.85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2808">
            <text:p>97.280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9708">
            <text:p>97.970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6705">
            <text:p>96.670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7.8035">
            <text:p>97.803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665">
            <text:p>97.66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6044">
            <text:p>96.604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9222">
            <text:p>96.9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367">
            <text:p>97.936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formula="of:=SUM([.A1:.A500])/500" office:value-type="float" office:value="97.7884932">
            <text:p>97.7884932</text:p>
          </table:table-cell>
          <table:table-cell table:formula="of:=SUM([.B1:.B500])/500" office:value-type="float" office:value="17.45">
            <text:p>17.45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1048073">
          <table:table-cell table:number-columns-repeated="2"/>
        </table:table-row>
        <table:table-row table:style-name="ro1">
          <table:table-cell table:formula="of:=SUM([.A1:.A1048575])" office:value-type="float" office:value="48992.0350932">
            <text:p>48992.035093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04/15/2011</text:date>, <text:time>13:4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5T13:44:17</dc:date>
    <dc:creator>Atul </dc:creator>
    <meta:document-statistic meta:table-count="1" meta:cell-count="1003" meta:object-count="0"/>
    <meta:generator>OpenOffice.org/3.2$Linux OpenOffice.org_project/320m19$Build-9505</meta:generator>
  </office:meta>
</office:document-meta>
</file>